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0d6d7" officeooo:paragraph-rsid="0000d6d7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00d6d7" officeooo:paragraph-rsid="0000d6d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0d6d7" officeooo:paragraph-rsid="0000d6d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0d6d7" officeooo:paragraph-rsid="0000d6d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0d6d7" officeooo:paragraph-rsid="0000d6d7" style:font-size-asian="14pt" style:font-weight-asian="normal" style:font-size-complex="14pt" style:font-weight-complex="normal"/>
    </style:style>
    <style:style style:name="P6" style:family="paragraph" style:parent-style-name="List_20_Paragraph" style:list-style-name="WWNum1">
      <style:paragraph-properties fo:text-align="start" style:justify-single-word="false"/>
      <style:text-properties fo:font-size="14pt" officeooo:rsid="0000d6d7" officeooo:paragraph-rsid="0000d6d7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uk" fo:country="UA" style:font-size-asian="12pt" style:font-size-complex="12pt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“КИЇВСЬКИЙ ПОЛІТЕХНІЧНИЙ ІНСТИТУТ”</text:p>
      <text:p text:style-name="P1">КАФЕДРА СИСТЕМНОГО ПРОГРАМУВАННЯ</text:p>
      <text:p text:style-name="P1">ТА СПЕЦІАЛІЗОВАНИХ КОМП’ЮТЕРНИХ СИСТЕ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№4</text:p>
      <text:p text:style-name="P1">з дисципліни </text:p>
      <text:p text:style-name="P1">“Вступ до функціонального програмування”</text:p>
      <text:p text:style-name="P1"/>
      <text:p text:style-name="P1">Проста рекурсія</text:p>
      <text:p text:style-name="P1">Варіант 22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иконала</text:p>
      <text:p text:style-name="P2">студентка ІІІ курсу</text:p>
      <text:p text:style-name="P2">групи КВ-33</text:p>
      <text:p text:style-name="P2">Фелещук Іванна</text:p>
      <text:p text:style-name="P2"/>
      <text:p text:style-name="P2">Перевірив(-ла)</text:p>
      <text:p text:style-name="P2"/>
      <text:p text:style-name="P2">_______________</text:p>
      <text:p text:style-name="P2"/>
      <text:p text:style-name="P2"/>
      <text:p text:style-name="P2"/>
      <text:p text:style-name="P2"/>
      <text:p text:style-name="P2"/>
      <text:p text:style-name="P2"/>
      <text:p text:style-name="P1">Київ 2016</text:p>
      <text:p text:style-name="P4"><text:soft-page-break/>Завдання</text:p>
      <text:p text:style-name="P4"/>
      <text:list xml:id="list6040226773952722111" text:style-name="WWNum1">
        <text:list-header>
          <text:p text:style-name="P6"><text:span text:style-name="T4">Перетворює список </text:span><text:span text:style-name="T5">(</text:span><text:span text:style-name="T4">a b c d e f g </text:span><text:span text:style-name="T6">h</text:span><text:span text:style-name="T4">) <text:s text:c="2"/>у список вигляду((</text:span><text:span text:style-name="T6">h</text:span><text:span text:style-name="T4"> </text:span><text:span text:style-name="T6">a</text:span><text:span text:style-name="T4"> </text:span><text:span text:style-name="T6">h</text:span><text:span text:style-name="T4">) (</text:span><text:span text:style-name="T6">g</text:span><text:span text:style-name="T4"> </text:span><text:span text:style-name="T6">b</text:span><text:span text:style-name="T4"> </text:span><text:span text:style-name="T6">g</text:span><text:span text:style-name="T4">) (</text:span><text:span text:style-name="T6">f</text:span><text:span text:style-name="T4"> </text:span><text:span text:style-name="T6">c</text:span><text:span text:style-name="T4"> </text:span><text:span text:style-name="T6">f</text:span><text:span text:style-name="T4">) (</text:span><text:span text:style-name="T6">e</text:span><text:span text:style-name="T4"> </text:span><text:span text:style-name="T6">d</text:span><text:span text:style-name="T4"> </text:span><text:span text:style-name="T6">e</text:span><text:span text:style-name="T4">))</text:span></text:p>
        </text:list-header>
      </text:list>
      <text:p text:style-name="P3"/>
      <text:p text:style-name="P1"><text:tab/><text:span text:style-name="T3">Програма</text:span></text:p>
      <text:p text:style-name="P5">(defun chanding_list (lst new_lst)</text:p>
      <text:p text:style-name="P5"><text:tab/>(cond ((not (eq lst nil))</text:p>
      <text:p text:style-name="P5"><text:tab/><text:tab/>(setq a (list (car (reverse <text:s/>lst)) (car lst) (car (reverse <text:s/>lst))))</text:p>
      <text:p text:style-name="P5"><text:tab/><text:tab/>(setq new_lst (append new_lst (list a)))</text:p>
      <text:p text:style-name="P5"><text:tab/><text:tab/>(chanding_list (reverse (cdr (reverse (cdr lst)))) new_lst))</text:p>
      <text:p text:style-name="P5"/>
      <text:p text:style-name="P5"><text:tab/><text:tab/>(t (prin1 new_lst)))</text:p>
      <text:p text:style-name="P5">)</text:p>
      <text:p text:style-name="P5"/>
      <text:p text:style-name="P5">(setq c '( <text:s/>))</text:p>
      <text:p text:style-name="P5">(setq lst '(a b c d e f g h))</text:p>
      <text:p text:style-name="P5">(chanding_list lst c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01:06:02.384414745</meta:creation-date>
    <dc:date>2016-03-04T01:21:57.157536514</dc:date>
    <meta:editing-duration>P0D</meta:editing-duration>
    <meta:editing-cycles>1</meta:editing-cycles>
    <meta:document-statistic meta:table-count="0" meta:image-count="0" meta:object-count="0" meta:page-count="2" meta:paragraph-count="30" meta:word-count="124" meta:character-count="794" meta:non-whitespace-character-count="684"/>
    <meta:generator>LibreOffice/4.2.8.2$Linux_X86_64 LibreOffice_project/420m0$Build-2</meta:generator>
  </office:meta>
</office:document-meta>
</file>